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8.56mm"/>
    </style:style>
    <style:style style:name="co3" style:family="table-column">
      <style:table-column-properties fo:break-before="auto" style:column-width="29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abla Ascendente </text:p>
          </table:table-cell>
          <table:table-cell office:value-type="string" calcext:value-type="string">
            <text:p>Cardinalida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ollation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/>
          <table:table-cell office:value-type="string" calcext:value-type="string">
            <text:p>anexo </text:p>
          </table:table-cell>
          <table:table-cell office:value-type="float" office:value="3.402" calcext:value-type="float">
            <text:p>3,402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pacitaciones </text:p>
          </table:table-cell>
          <table:table-cell office:value-type="float" office:value="6.743" calcext:value-type="float">
            <text:p>6,743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pacitaciones_de_llamados 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apacitaciones_hechas_rodrax 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noDB </text:p>
          </table:table-cell>
          <table:table-cell table:style-name="ce1"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pas_del_envio </text:p>
          </table:table-cell>
          <table:table-cell office:value-type="float" office:value="2.181" calcext:value-type="float">
            <text:p>2,181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rgos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rgos_personas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e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posicion_materiale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unas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unas_x_coordinador 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unas_x_docente 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junto_de_preguntas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junto_de_preguntas_detalle 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tactos_por_turno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ordinadores 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ordinadores_de_la_capacitacion </text:p>
          </table:table-cell>
          <table:table-cell office:value-type="float" office:value="3.916" calcext:value-type="float">
            <text:p>3,916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dinaciones_del_anexo </text:p>
          </table:table-cell>
          <table:table-cell office:value-type="float" office:value="5.217" calcext:value-type="float">
            <text:p>5,217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ono </text:p>
          </table:table-cell>
          <table:table-cell office:value-type="float" office:value="11.504" calcext:value-type="float">
            <text:p>11,504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ono_llamados_al_2016_04_26 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talle_consul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talle_observaciones_anexo </text:p>
          </table:table-cell>
          <table:table-cell office:value-type="float" office:value="1.405" calcext:value-type="float">
            <text:p>1,405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talle_observaciones_encuestas </text:p>
          </table:table-cell>
          <table:table-cell office:value-type="float" office:value="7.752" calcext:value-type="float">
            <text:p>7,752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as 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as_semana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enio_envio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ente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entes_de_la_capacitacion </text:p>
          </table:table-cell>
          <table:table-cell office:value-type="float" office:value="3.023" calcext:value-type="float">
            <text:p>3,023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entes_de_los_anexos </text:p>
          </table:table-cell>
          <table:table-cell office:value-type="float" office:value="3.251" calcext:value-type="float">
            <text:p>3,251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umentos_capacitadores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dicion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cuestas </text:p>
          </table:table-cell>
          <table:table-cell office:value-type="float" office:value="78.445" calcext:value-type="float">
            <text:p>78,445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cuestas_con_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trega_de_sacas 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vio 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vio_de_pendrives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cuelas_de_llamados 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cuelas_general 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d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cuelas_general_actualizacion_2016_05_16 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tados_asignacion_capas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tado_capacitaciones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tiquetas </text:p>
          </table:table-cell>
          <table:table-cell office:value-type="float" office:value="1.687" calcext:value-type="float">
            <text:p>1,687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mularios_numerado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iones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stion_tipo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utaciones_coordinador 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utaciones_docentes 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raestructura </text:p>
          </table:table-cell>
          <table:table-cell office:value-type="float" office:value="1.652" calcext:value-type="float">
            <text:p>1,652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raestructura_de_llamados </text:p>
          </table:table-cell>
          <table:table-cell office:value-type="float" office:value="1.587" calcext:value-type="float">
            <text:p>1,587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rnos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lamados </text:p>
          </table:table-cell>
          <table:table-cell office:value-type="float" office:value="4.549" calcext:value-type="float">
            <text:p>4,549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d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lamados_de_llamados </text:p>
          </table:table-cell>
          <table:table-cell office:value-type="float" office:value="1.529" calcext:value-type="float">
            <text:p>1,529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ugares_sacas 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ils 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teriales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teriales_del_envio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triculas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triculas_por_curso </text:p>
          </table:table-cell>
          <table:table-cell office:value-type="float" office:value="2.082" calcext:value-type="float">
            <text:p>2,082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sa </text:p>
          </table:table-cell>
          <table:table-cell office:value-type="float" office:value="4.15" calcext:value-type="float">
            <text:p>4,15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bservaciones_anexo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bservaciones_encuesta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ganismos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go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rametro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rtido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riodos_docentes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rsonas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guntas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sentaciones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sentacion_de_los_materiales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gram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ertas 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ertas_del_colegio 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spuestas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spuestas_del_anexo </text:p>
          </table:table-cell>
          <table:table-cell office:value-type="float" office:value="57.711" calcext:value-type="float">
            <text:p>57,711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spuestas_de_la_encuesta </text:p>
          </table:table-cell>
          <table:table-cell office:value-type="float" office:value="129.228" calcext:value-type="float">
            <text:p>129,228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spuestas_de_la_pregunta 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tiro_escuelas 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tiro_pendrives 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lusuario 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cas 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cas_del_anexo </text:p>
          </table:table-cell>
          <table:table-cell office:value-type="float" office:value="2.788" calcext:value-type="float">
            <text:p>2,788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manas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licitudes_de_asignacion_de_capacitacion </text:p>
          </table:table-cell>
          <table:table-cell office:value-type="float" office:value="1.831" calcext:value-type="float">
            <text:p>1,831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_turnos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gerencia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per_organism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pos_de_contacto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pos_de_encuest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pos_de_establecimiento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po_de_sac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po_list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po_movimiento_saca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po_perido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log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p_crono_comuna_4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p_crono_comuna_4_p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p_encuesta_extendida </text:p>
          </table:table-cell>
          <table:table-cell office:value-type="float" office:value="129.228" calcext:value-type="float">
            <text:p>129,228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p_encuesta_extendida_alu_1 </text:p>
          </table:table-cell>
          <table:table-cell office:value-type="float" office:value="83.136" calcext:value-type="float">
            <text:p>83,136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p_encuesta_extendida_alu_5 </text:p>
          </table:table-cell>
          <table:table-cell office:value-type="float" office:value="37.788" calcext:value-type="float">
            <text:p>37,788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p_encuesta_extendida_auto_1 </text:p>
          </table:table-cell>
          <table:table-cell office:value-type="float" office:value="6.18" calcext:value-type="float">
            <text:p>6,18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p_encuesta_extendida_auto_5 </text:p>
          </table:table-cell>
          <table:table-cell office:value-type="float" office:value="2.124" calcext:value-type="float">
            <text:p>2,124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no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nos_del_coordinador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nos_del_docente 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nos_de_los_establecimientos </text:p>
          </table:table-cell>
          <table:table-cell office:value-type="float" office:value="5.022" calcext:value-type="float">
            <text:p>5,022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nos_de_los_est_de_llamados </text:p>
          </table:table-cell>
          <table:table-cell office:value-type="float" office:value="4.827" calcext:value-type="float">
            <text:p>4,827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nos_por_dia_del_docente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no_di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bicacion_de_sacas </text:p>
          </table:table-cell>
          <table:table-cell office:value-type="float" office:value="3.617" calcext:value-type="float">
            <text:p>3,617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ltimo_identificado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unicode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uarios_registrado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uarios_registrados_celulare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uarios_registrados_turnos_x_d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uario_comunas_registrado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siones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aticos 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ta_cantidad_capacitaciones </text:p>
          </table:table-cell>
          <table:table-cell office:value-type="string" calcext:value-type="string">
            <text:p>~0 </text:p>
          </table:table-cell>
          <table:table-cell office:value-type="string" calcext:value-type="string">
            <text:p>Visualizar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ta_cantidad_capacitaciones_x_docente </text:p>
          </table:table-cell>
          <table:table-cell office:value-type="string" calcext:value-type="string">
            <text:p>~0 </text:p>
          </table:table-cell>
          <table:table-cell office:value-type="string" calcext:value-type="string">
            <text:p>Visualizar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ta_cantidad_escuelas_capacitadas </text:p>
          </table:table-cell>
          <table:table-cell office:value-type="string" calcext:value-type="string">
            <text:p>~0 </text:p>
          </table:table-cell>
          <table:table-cell office:value-type="string" calcext:value-type="string">
            <text:p>Visualizar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ta_escuelas_capacitadas </text:p>
          </table:table-cell>
          <table:table-cell office:value-type="string" calcext:value-type="string">
            <text:p>~0 </text:p>
          </table:table-cell>
          <table:table-cell office:value-type="string" calcext:value-type="string">
            <text:p>Visualizar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ta_escuelas_capacitadas_global </text:p>
          </table:table-cell>
          <table:table-cell office:value-type="string" calcext:value-type="string">
            <text:p>~0 </text:p>
          </table:table-cell>
          <table:table-cell office:value-type="string" calcext:value-type="string">
            <text:p>Visualizar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ta_escuelas_por_tipo </text:p>
          </table:table-cell>
          <table:table-cell office:value-type="string" calcext:value-type="string">
            <text:p>~0 </text:p>
          </table:table-cell>
          <table:table-cell office:value-type="string" calcext:value-type="string">
            <text:p>Visualizar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ta_lista_escuelas </text:p>
          </table:table-cell>
          <table:table-cell office:value-type="string" calcext:value-type="string">
            <text:p>~0 </text:p>
          </table:table-cell>
          <table:table-cell office:value-type="string" calcext:value-type="string">
            <text:p>Visualizar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ta_respuestas_encuestas_2016 </text:p>
          </table:table-cell>
          <table:table-cell office:value-type="string" calcext:value-type="string">
            <text:p>~0 </text:p>
          </table:table-cell>
          <table:table-cell office:value-type="string" calcext:value-type="string">
            <text:p>Visualizar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tos </text:p>
          </table:table-cell>
          <table:table-cell office:value-type="float" office:value="29.05" calcext:value-type="float">
            <text:p>29,05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onas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tmp_cantidad_de_esculeas_por_tipo </text:p>
          </table:table-cell>
          <table:table-cell office:value-type="string" calcext:value-type="string">
            <text:p>~0 </text:p>
          </table:table-cell>
          <table:table-cell office:value-type="string" calcext:value-type="string">
            <text:p>Visualizar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tmp_participaciones_ciudadanas_por_colegio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tmp_pc_anexos </text:p>
          </table:table-cell>
          <table:table-cell office:value-type="string" calcext:value-type="string">
            <text:p>~0 </text:p>
          </table:table-cell>
          <table:table-cell office:value-type="string" calcext:value-type="string">
            <text:p>Visualizar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_tmp_coles_confirmado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_tmp_coles_pendiente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___tmp_coles_pendientes_octubr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3:44.733000000</meta:creation-date>
    <dc:date>2016-12-12T12:59:53.141000000</dc:date>
    <meta:editing-duration>PT10M58S</meta:editing-duration>
    <meta:editing-cycles>1</meta:editing-cycles>
    <meta:document-statistic meta:table-count="1" meta:cell-count="678" meta:object-count="0"/>
    <meta:generator>LibreOffice/5.0.5.2$Windows_x86 LibreOffice_project/55b006a02d247b5f7215fc6ea0fde844b30035b3</meta:generator>
  </office:meta>
</office:document-meta>
</file>